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4.928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style:font-size-asian="10pt" style:font-size-complex="10pt"/>
    </style:style>
    <style:style style:name="ce56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fo:border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0">
      <style:text-properties style:font-name="Liberation Sans" fo:font-size="10pt" style:font-size-asian="10pt" style:font-size-complex="10pt"/>
    </style:style>
    <style:style style:name="ce103" style:family="table-cell" style:parent-style-name="Default" style:data-style-name="N110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 style:data-style-name="N110">
      <style:table-cell-properties fo:background-color="#81d41a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start" fo:margin-left="0c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none"/>
      <style:text-properties style:font-name="Liberation Sans" fo:font-size="10pt" style:text-underline-style="none" style:font-size-asian="10pt" style:font-size-complex="10pt"/>
    </style:style>
    <style:style style:name="ce16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-ranges="BOM.A1:BOM.L54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50" table:default-cell-style-name="ce185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10" calcext:value-type="float">
            <text:p>10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U1</text:p>
          </table:table-cell>
          <table:table-cell table:style-name="ce25" office:value-type="string" calcext:value-type="string">
            <text:p>Opamp TLV906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52" calcext:value-type="currency">
            <text:p>0,45 €</text:p>
          </table:table-cell>
          <table:table-cell table:style-name="ce209" table:formula="of:=[.D3]*[.G3]*((100+[.E3])/100)" office:value-type="currency" office:currency="EUR" office:value="0.53788" calcext:value-type="currency">
            <text:p>0,5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5-TLV9062ID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3" office:value-type="string" calcext:value-type="string">
            <text:p>(U2)</text:p>
          </table:table-cell>
          <table:table-cell table:style-name="ce47" office:value-type="string" calcext:value-type="string">
            <text:p>LDO MIC5504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96" calcext:value-type="currency">
            <text:p>0,10 €</text:p>
          </table:table-cell>
          <table:table-cell table:style-name="ce209" table:formula="of:=[.D4]*[.G4]*((100+[.E4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998-MIC5504-3.3YM5T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U3</text:p>
          </table:table-cell>
          <table:table-cell table:style-name="ce25" office:value-type="string" calcext:value-type="string">
            <text:p>ATMega328PB-AU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19" calcext:value-type="currency">
            <text:p>1,19 €</text:p>
          </table:table-cell>
          <table:table-cell table:style-name="ce209" table:formula="of:=[.D5]*[.G5]*((100+[.E5])/100)" office:value-type="currency" office:currency="EUR" office:value="1.4161" calcext:value-type="currency">
            <text:p>1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56-ATMEGA328PB-AU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U4</text:p>
          </table:table-cell>
          <table:table-cell table:style-name="ce25" office:value-type="string" calcext:value-type="string">
            <text:p>RN248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1.34" calcext:value-type="currency">
            <text:p>11,34 €</text:p>
          </table:table-cell>
          <table:table-cell table:style-name="ce209" table:formula="of:=[.D6]*[.G6]*((100+[.E6])/100)" office:value-type="currency" office:currency="EUR" office:value="13.4946" calcext:value-type="currency">
            <text:p>13,4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79-RN2483A-I/RM105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U5</text:p>
          </table:table-cell>
          <table:table-cell table:style-name="ce25" office:value-type="string" calcext:value-type="string">
            <text:p>MCP1253-33X50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21" calcext:value-type="currency">
            <text:p>1,21 €</text:p>
          </table:table-cell>
          <table:table-cell table:style-name="ce209" table:formula="of:=[.D7]*[.G7]*((100+[.E7])/100)" office:value-type="currency" office:currency="EUR" office:value="1.4399" calcext:value-type="currency">
            <text:p>1,4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579-MCP1253T33X50IMS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2" office:value-type="string" calcext:value-type="string">
            <text:p>J3</text:p>
          </table:table-cell>
          <table:table-cell table:style-name="ce25" office:value-type="string" calcext:value-type="string">
            <text:p>2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75" calcext:value-type="currency">
            <text:p>0,18 €</text:p>
          </table:table-cell>
          <table:table-cell table:style-name="ce209" table:formula="of:=[.D9]*[.G9]*((100+[.E9])/100)" office:value-type="currency" office:currency="EUR" office:value="0.20825" calcext:value-type="currency">
            <text:p>0,2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49-861400062YO2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J5</text:p>
          </table:table-cell>
          <table:table-cell table:style-name="ce25" office:value-type="string" calcext:value-type="string">
            <text:p>1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95" calcext:value-type="currency">
            <text:p>0,10 €</text:p>
          </table:table-cell>
          <table:table-cell table:style-name="ce209" table:formula="of:=[.D10]*[.G10]*((100+[.E10])/100)" office:value-type="currency" office:currency="EUR" office:value="0.11305" calcext:value-type="currency">
            <text:p>0,1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311121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J4, J6</text:p>
          </table:table-cell>
          <table:table-cell table:style-name="ce25" office:value-type="string" calcext:value-type="string">
            <text:p>1x04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37" calcext:value-type="currency">
            <text:p>0,14 €</text:p>
          </table:table-cell>
          <table:table-cell table:style-name="ce209" table:formula="of:=[.D11]*[.G11]*((100+[.E11])/100)" office:value-type="currency" office:currency="EUR" office:value="0.32606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411121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J7</text:p>
          </table:table-cell>
          <table:table-cell table:style-name="ce25" office:value-type="string" calcext:value-type="string">
            <text:p>U.FL Straight Surface Mount Jack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603" calcext:value-type="currency">
            <text:p>0,60 €</text:p>
          </table:table-cell>
          <table:table-cell table:style-name="ce209" table:formula="of:=[.D12]*[.G12]*((100+[.E12])/100)" office:value-type="currency" office:currency="EUR" office:value="0.71757" calcext:value-type="currency">
            <text:p>0,7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2-CONUFL001-SMD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5" office:value-type="string" calcext:value-type="string">
            <text:p>C12, (C2, C3)</text:p>
          </table:table-cell>
          <table:table-cell table:style-name="ce47" office:value-type="string" calcext:value-type="string">
            <text:p>1uF X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43" calcext:value-type="currency">
            <text:p>0,04 €</text:p>
          </table:table-cell>
          <table:table-cell table:style-name="ce209" table:formula="of:=[.D14]*[.G14]*((100+[.E14])/100)" office:value-type="currency" office:currency="EUR" office:value="0.05117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7" office:value-type="string" calcext:value-type="string">
            <text:p>963-EMK212B7105KG-T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3" office:value-type="string" calcext:value-type="string">
            <text:p>C4</text:p>
          </table:table-cell>
          <table:table-cell table:style-name="ce25" office:value-type="string" calcext:value-type="string">
            <text:p>10uF 4x5.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156" calcext:value-type="currency">
            <text:p>0,16 €</text:p>
          </table:table-cell>
          <table:table-cell table:style-name="ce209" table:formula="of:=[.D15]*[.G15]*((100+[.E15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65080440002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C1, C5, C6, C7, C8, C9, C10, C11</text:p>
          </table:table-cell>
          <table:table-cell table:style-name="ce25" office:value-type="string" calcext:value-type="string">
            <text:p>100nF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D16]*[.G16]*((100+[.E16])/100)" office:value-type="currency" office:currency="EUR" office:value="0.37128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85012207098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C13, C14</text:p>
          </table:table-cell>
          <table:table-cell table:style-name="ce25" office:value-type="string" calcext:value-type="string">
            <text:p>10uF X7R 1206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21" calcext:value-type="currency">
            <text:p>0,12 €</text:p>
          </table:table-cell>
          <table:table-cell table:style-name="ce209" table:formula="of:=[.D17]*[.G17]*((100+[.E17])/100)" office:value-type="currency" office:currency="EUR" office:value="0.28798" calcext:value-type="currency">
            <text:p>0,2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963-LMK316B7106KL-T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2" office:value-type="string" calcext:value-type="string">
            <text:p>R9</text:p>
          </table:table-cell>
          <table:table-cell table:style-name="ce25" office:value-type="string" calcext:value-type="string">
            <text:p>4k7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4" calcext:value-type="currency">
            <text:p>0,04 €</text:p>
          </table:table-cell>
          <table:table-cell table:style-name="ce209" table:formula="of:=[.D19]*[.G19]*((100+[.E19])/100)" office:value-type="currency" office:currency="EUR" office:value="0.0476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7-ERJ-6ENF4701V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5, R6</text:p>
          </table:table-cell>
          <table:table-cell table:style-name="ce25" office:value-type="string" calcext:value-type="string">
            <text:p>232R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3" calcext:value-type="currency">
            <text:p>0,03 €</text:p>
          </table:table-cell>
          <table:table-cell table:style-name="ce209" table:formula="of:=[.D20]*[.G20]*((100+[.E20])/100)" office:value-type="currency" office:currency="EUR" office:value="0.07854" calcext:value-type="currency">
            <text:p>0,08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0-RK73H2ATTD2320F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7, R10, R16, R17, R18, R21</text:p>
          </table:table-cell>
          <table:table-cell table:style-name="ce25" office:value-type="string" calcext:value-type="string">
            <text:p>100k 080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3" calcext:value-type="currency">
            <text:p>0,03 €</text:p>
          </table:table-cell>
          <table:table-cell table:style-name="ce209" table:formula="of:=[.D21]*[.G21]*((100+[.E21])/100)" office:value-type="currency" office:currency="EUR" office:value="0.23562" calcext:value-type="currency">
            <text:p>0,2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G0805100K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1, R2</text:p>
          </table:table-cell>
          <table:table-cell table:style-name="ce25" office:value-type="string" calcext:value-type="string">
            <text:p>10M 6kV 1W THT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89" calcext:value-type="currency">
            <text:p>0,49 €</text:p>
          </table:table-cell>
          <table:table-cell table:style-name="ce209" table:formula="of:=[.D22]*[.G22]*((100+[.E22])/100)" office:value-type="currency" office:currency="EUR" office:value="1.16382" calcext:value-type="currency">
            <text:p>1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73DM10M00J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3</text:p>
          </table:table-cell>
          <table:table-cell table:style-name="ce25" office:value-type="string" calcext:value-type="string">
            <text:p>1M 700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28" calcext:value-type="currency">
            <text:p>0,28 €</text:p>
          </table:table-cell>
          <table:table-cell table:style-name="ce209" table:formula="of:=[.D23]*[.G23]*((100+[.E23])/100)" office:value-type="currency" office:currency="EUR" office:value="0.3332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43DM1M000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3" office:value-type="string" calcext:value-type="string">
            <text:p>R4</text:p>
          </table:table-cell>
          <table:table-cell table:style-name="ce47" office:value-type="string" calcext:value-type="string">
            <text:p><text:span text:style-name="T1">5k76</text:span> 0805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036" calcext:value-type="currency">
            <text:p>0,04 €</text:p>
          </table:table-cell>
          <table:table-cell table:style-name="ce100" table:formula="of:=[.D24]*[.G24]*((100+[.E24])/100)" office:value-type="currency" office:currency="EUR" office:value="0.04284" calcext:value-type="currency">
            <text:p>0,04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59" office:value-type="string" calcext:value-type="string">
            <text:p>652-CR0805FX-5761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12, R19</text:p>
          </table:table-cell>
          <table:table-cell table:style-name="ce25" office:value-type="string" calcext:value-type="string">
            <text:p>1M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66" calcext:value-type="currency">
            <text:p>0,07 €</text:p>
          </table:table-cell>
          <table:table-cell table:style-name="ce209" table:formula="of:=[.D25]*[.G25]*((100+[.E25])/100)" office:value-type="currency" office:currency="EUR" office:value="0.15708" calcext:value-type="currency">
            <text:p>0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A08051M00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8, R11, R13, R14</text:p>
          </table:table-cell>
          <table:table-cell table:style-name="ce25" office:value-type="string" calcext:value-type="string">
            <text:p>60R 0805</text:p>
          </table:table-cell>
          <table:table-cell table:style-name="ce41" office:value-type="float" office:value="4" calcext:value-type="float">
            <text:p>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6" calcext:value-type="currency">
            <text:p>0,04 €</text:p>
          </table:table-cell>
          <table:table-cell table:style-name="ce209" table:formula="of:=[.D26]*[.G26]*((100+[.E26])/100)" office:value-type="currency" office:currency="EUR" office:value="0.17136" calcext:value-type="currency">
            <text:p>0,1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2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15</text:p>
          </table:table-cell>
          <table:table-cell table:style-name="ce25" office:value-type="string" calcext:value-type="string">
            <text:p>68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7]*[.G27]*((100+[.E27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8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R20</text:p>
          </table:table-cell>
          <table:table-cell table:style-name="ce25" office:value-type="string" calcext:value-type="string">
            <text:p>4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8]*[.G28]*((100+[.E28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47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2" office:value-type="string" calcext:value-type="string">
            <text:p>D2, D8</text:p>
          </table:table-cell>
          <table:table-cell table:style-name="ce25" office:value-type="string" calcext:value-type="string">
            <text:p>BAV70LT3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78" calcext:value-type="currency">
            <text:p>0,08 €</text:p>
          </table:table-cell>
          <table:table-cell table:style-name="ce209" table:formula="of:=[.D30]*[.G30]*((100+[.E30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BAV70LT3G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D1</text:p>
          </table:table-cell>
          <table:table-cell table:style-name="ce25" office:value-type="string" calcext:value-type="string">
            <text:p>Schottky Diod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35" calcext:value-type="currency">
            <text:p>0,35 €</text:p>
          </table:table-cell>
          <table:table-cell table:style-name="ce209" table:formula="of:=[.D31]*[.G31]*((100+[.E31])/100)" office:value-type="currency" office:currency="EUR" office:value="0.4165" calcext:value-type="currency">
            <text:p>0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MBRA210LT3G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D3, D5</text:p>
          </table:table-cell>
          <table:table-cell table:style-name="ce25" office:value-type="string" calcext:value-type="string">
            <text:p>LED Green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2]*[.G32]*((100+[.E32])/100)" office:value-type="currency" office:currency="EUR" office:value="0.36652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CG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D4, D6</text:p>
          </table:table-cell>
          <table:table-cell table:style-name="ce25" office:value-type="string" calcext:value-type="string">
            <text:p>LED Orange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45" calcext:value-type="currency">
            <text:p>0,15 €</text:p>
          </table:table-cell>
          <table:table-cell table:style-name="ce209" table:formula="of:=[.D33]*[.G33]*((100+[.E33])/100)" office:value-type="currency" office:currency="EUR" office:value="0.3451" calcext:value-type="currency">
            <text:p>0,3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SE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D7</text:p>
          </table:table-cell>
          <table:table-cell table:style-name="ce25" office:value-type="string" calcext:value-type="string">
            <text:p>LED Red 0805 1.95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4]*[.G34]*((100+[.E34])/100)" office:value-type="currency" office:currency="EUR" office:value="0.18326" calcext:value-type="currency">
            <text:p>0,18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HCM2012SUR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13" office:value-type="string" calcext:value-type="string">
            <text:p>Y1</text:p>
          </table:table-cell>
          <table:table-cell table:style-name="ce47" office:value-type="string" calcext:value-type="string">
            <text:p>32768hz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18" calcext:value-type="currency">
            <text:p>0,18 €</text:p>
          </table:table-cell>
          <table:table-cell table:style-name="ce100" table:formula="of:=[.D36]*[.G36]*((100+[.E36])/100)" office:value-type="currency" office:currency="EUR" office:value="0.2142" calcext:value-type="currency">
            <text:p>0,21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62" office:value-type="string" calcext:value-type="string">
            <text:p>449-LFXTAL002996BULK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3" office:value-type="string" calcext:value-type="string">
            <text:p>BT1</text:p>
          </table:table-cell>
          <table:table-cell table:style-name="ce25" office:value-type="string" calcext:value-type="string">
            <text:p>18650 Battery Holder THT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15" calcext:value-type="currency">
            <text:p>2,15 €</text:p>
          </table:table-cell>
          <table:table-cell table:style-name="ce209" table:formula="of:=[.D37]*[.G37]*((100+[.E37])/100)" office:value-type="currency" office:currency="EUR" office:value="2.5585" calcext:value-type="currency">
            <text:p>2,5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34-1043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3" office:value-type="string" calcext:value-type="string">
            <text:p>SW1</text:p>
          </table:table-cell>
          <table:table-cell table:style-name="ce25" office:value-type="string" calcext:value-type="string">
            <text:p>Pushbutton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79" calcext:value-type="currency">
            <text:p>0,48 €</text:p>
          </table:table-cell>
          <table:table-cell table:style-name="ce209" table:formula="of:=[.D38]*[.G38]*((100+[.E38])/100)" office:value-type="currency" office:currency="EUR" office:value="0.57001" calcext:value-type="currency">
            <text:p>0,5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12-LL3301FF065QJ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3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Antenna 868Mhz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56" calcext:value-type="currency">
            <text:p>2,56 €</text:p>
          </table:table-cell>
          <table:table-cell table:style-name="ce209" table:formula="of:=[.D40]*[.G40]*((100+[.E40])/100)" office:value-type="currency" office:currency="EUR" office:value="3.0464" calcext:value-type="currency">
            <text:p>3,05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972870968" calcext:value-type="float">
            <text:p>32972870968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SMA/F.UL Pigtail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1.29" calcext:value-type="currency">
            <text:p>1,29 €</text:p>
          </table:table-cell>
          <table:table-cell table:style-name="ce209" table:formula="of:=[.D41]*[.G41]*((100+[.E41])/100)" office:value-type="currency" office:currency="EUR" office:value="1.29" calcext:value-type="currency">
            <text:p>1,29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809523843" calcext:value-type="float">
            <text:p>32809523843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Re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2]*[.G42]*((100+[.E42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39 </text:p>
          </table:table-cell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Black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3]*[.G43]*((100+[.E43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40 </text:p>
          </table:table-cell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IP67 Enclosure 1555J2F17GY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13.22" calcext:value-type="currency">
            <text:p>13,22 €</text:p>
          </table:table-cell>
          <table:table-cell table:style-name="ce209" table:formula="of:=[.D44]*[.G44]*((100+[.E44])/100)" office:value-type="currency" office:currency="EUR" office:value="13.22" calcext:value-type="currency">
            <text:p>13,22 €</text:p>
          </table:table-cell>
          <table:table-cell table:style-name="ce45"/>
          <table:table-cell table:style-name="ce135" office:value-type="string" calcext:value-type="string">
            <text:p><text:a xlink:href="http://www.conrad.de/" xlink:type="simple">http://www.conrad.de</text:a></text:p>
          </table:table-cell>
          <table:table-cell table:style-name="ce143" office:value-type="string" calcext:value-type="string">
            <text:p>536525 – 62</text:p>
          </table:table-cell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Screw 2,9x6.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0.06548" calcext:value-type="currency">
            <text:p>0,07 €</text:p>
          </table:table-cell>
          <table:table-cell table:style-name="ce209" table:formula="of:=[.D45]*[.G45]*((100+[.E45])/100)" office:value-type="currency" office:currency="EUR" office:value="0.39288" calcext:value-type="currency">
            <text:p>0,39 €</text:p>
          </table:table-cell>
          <table:table-cell table:style-name="ce45"/>
          <table:table-cell table:style-name="ce135" office:value-type="string" calcext:value-type="string">
            <text:p><text:a xlink:href="http://www.amazon.de/" xlink:type="simple">http://www.amazon.de</text:a></text:p>
          </table:table-cell>
          <table:table-cell table:style-name="ce143" office:value-type="string" calcext:value-type="string">
            <text:p>B01CLLUIJI</text:p>
          </table:table-cell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3"/>
          <table:table-cell table:style-name="ce101" table:number-columns-repeated="2"/>
          <table:table-cell table:style-name="ce128"/>
          <table:table-cell table:style-name="ce27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18650 Battery 3350 mAh (Not recommended!)</text:p>
          </table:table-cell>
          <table:table-cell table:style-name="ce4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9.45" calcext:value-type="currency">
            <text:p>9,45 €</text:p>
          </table:table-cell>
          <table:table-cell table:style-name="ce209" table:formula="of:=[.D47]*[.G47]*((100+[.E47])/100)" office:value-type="currency" office:currency="EUR" office:value="0" calcext:value-type="currency">
            <text:p>0,00 €</text:p>
          </table:table-cell>
          <table:table-cell table:style-name="ce45"/>
          <table:table-cell table:style-name="ce135" office:value-type="string" calcext:value-type="string">
            <text:p><text:span text:style-name="T1"><text:a xlink:href="https://www.amazon.de/" xlink:type="simple">https://www.amazon.de</text:a></text:span></text:p>
          </table:table-cell>
          <table:table-cell table:style-name="ce164" office:value-type="string" calcext:value-type="string">
            <text:p>B07NZVXJSP</text:p>
          </table:table-cell>
          <table:table-cell table:style-name="ce175"/>
          <table:table-cell table:style-name="ce193" table:number-columns-repeated="2"/>
          <table:table-cell table:style-name="Default" table:number-columns-repeated="50"/>
        </table:table-row>
        <table:table-row table:style-name="ro1">
          <table:table-cell table:style-name="ce8"/>
          <table:table-cell table:style-name="ce27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5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12" office:value-type="string" calcext:value-type="string">
            <text:p>-</text:p>
          </table:table-cell>
          <table:table-cell table:style-name="ce56" office:value-type="string" calcext:value-type="string">
            <text:p><text:s/>PCB 130x78</text:p>
          </table:table-cell>
          <table:table-cell table:style-name="ce7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60"/>
          <table:table-cell table:style-name="ce98" office:value-type="currency" office:currency="EUR" office:value="1.6" calcext:value-type="currency">
            <text:p>1,60 €</text:p>
          </table:table-cell>
          <table:table-cell table:style-name="ce209" table:formula="of:=[.D49]*[.G49]*((100+[.E49])/100)" office:value-type="currency" office:currency="EUR" office:value="1.6" calcext:value-type="currency">
            <text:p>1,60 €</text:p>
          </table:table-cell>
          <table:table-cell table:style-name="ce101"/>
          <table:table-cell table:style-name="ce135" office:value-type="string" calcext:value-type="string">
            <text:p><text:a xlink:href="http://jlcpcb.com/" xlink:type="simple">http://jlcpcb.com</text:a></text:p>
          </table:table-cell>
          <table:table-cell table:style-name="ce166" office:value-type="string" calcext:value-type="string">
            <text:p>-</text:p>
          </table:table-cell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50])" office:value-type="currency" office:currency="EUR" office:value="46.52777" calcext:value-type="currency">
            <text:p>46,53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41"/>
        </table:table-row>
        <table:table-row table:style-name="ro1">
          <table:table-cell table:style-name="ce8"/>
          <table:table-cell table:style-name="ce28"/>
          <table:table-cell table:style-name="ce52"/>
          <table:table-cell table:style-name="ce28"/>
          <table:table-cell table:style-name="ce84"/>
          <table:table-cell table:style-name="ce87"/>
          <table:table-cell table:style-name="ce84"/>
          <table:table-cell table:style-name="ce111" table:formula="of:=[.H52]*[.H2]" office:value-type="currency" office:currency="EUR" office:value="465.2777" calcext:value-type="currency">
            <text:p>465,28 €</text:p>
          </table:table-cell>
          <table:table-cell table:style-name="ce118"/>
          <table:table-cell table:style-name="ce137"/>
          <table:table-cell table:style-name="ce169"/>
          <table:table-cell table:style-name="ce179"/>
          <table:table-cell table:style-name="ce195" table:number-columns-repeated="2"/>
          <table:table-cell table:style-name="ce246" table:number-columns-repeated="50"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3"/>
          <table:table-cell table:style-name="ce245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48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 table:number-rows-repeated="2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46"/>
        </table:table-row>
        <table:table-row table:style-name="ro1" table:number-rows-repeated="16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52"/>
        </table:table-row>
        <table:table-row table:style-name="ro1">
          <table:table-cell/>
          <table:table-cell table:style-name="ce176"/>
          <table:table-cell table:number-columns-repeated="62"/>
        </table:table-row>
        <table:table-row table:style-name="ro2" table:number-rows-repeated="104849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.00.0000</text:date>, <text:time style:data-style-name="N2" text:time-value="19:05:36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kiu </meta:initial-creator>
    <meta:creation-date>2012-08-18T20:26:56</meta:creation-date>
    <meta:editing-duration>P4DT2H51M5S</meta:editing-duration>
    <meta:editing-cycles>726</meta:editing-cycles>
    <meta:generator>LibreOffice/6.3.6.2$Windows_X86_64 LibreOffice_project/2196df99b074d8a661f4036fca8fa0cbfa33a497</meta:generator>
    <dc:date>2020-09-17T19:12:01.481000000</dc:date>
    <dc:creator>kiu </dc:creator>
    <meta:printed-by>kiu </meta:printed-by>
    <meta:print-date>2019-06-30T23:20:23.789000000</meta:print-date>
    <meta:document-statistic meta:table-count="1" meta:cell-count="325" meta:object-count="0"/>
  </office:meta>
</office:document-meta>
</file>